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in feature:</text:p>
            <text:p>Movable cursor to choose the selected area for number placement </text:p>
            <text:p/>
            <text:p>Extra:</text:p>
            <text:p>Slicing up into more files</text:p>
            <text:p>Aesthetics changes</text:p>
            <text:p>Adding audio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in feature:</text:p>
            <text:p>Movable cursor to choose the selected area for number placement </text:p>
            <text:p/>
            <text:p>Extra:</text:p>
            <text:p>Slicing up into more files</text:p>
            <text:p>Aesthetics changes</text:p>
            <text:p>Adding audio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1:58:02.076729391</meta:creation-date>
    <dc:date>2017-03-28T12:18:00.124816933</dc:date>
    <meta:editing-duration>PT9M48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